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DejaVu Sans Mono" fo:font-size="24pt" fo:font-weight="bold" style:font-size-asian="24pt" style:font-size-complex="24pt"/>
    </style:style>
    <style:style style:name="P2" style:family="paragraph" style:parent-style-name="Text_20_body">
      <style:paragraph-properties fo:text-align="start" style:justify-single-word="false"/>
      <style:text-properties style:font-name="DejaVu Sans Mono" fo:font-size="11pt" fo:font-weight="normal" style:font-size-asian="11pt" style:font-weight-asian="normal" style:font-size-complex="11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color="#000000" style:font-name="DejaVu Sans Mono" fo:font-size="24pt" fo:font-weight="bold" officeooo:rsid="000d618a" officeooo:paragraph-rsid="000d618a" style:font-size-asian="24pt" style:font-size-complex="24pt"/>
    </style:style>
    <style:style style:name="P4" style:family="paragraph" style:parent-style-name="Preformatted_20_Text">
      <style:text-properties style:font-name="DejaVu Sans Mono" fo:font-size="11pt" style:font-size-asian="11pt" style:font-size-complex="11pt"/>
    </style:style>
    <style:style style:name="P5" style:family="paragraph" style:parent-style-name="Preformatted_20_Text">
      <style:text-properties style:font-name="DejaVu Sans Mono" fo:font-size="11pt" officeooo:rsid="000660dc" style:font-size-asian="11pt" style:font-size-complex="11pt"/>
    </style:style>
    <style:style style:name="P6" style:family="paragraph" style:parent-style-name="Preformatted_20_Text">
      <style:text-properties style:font-name="DejaVu Sans Mono" fo:font-size="11pt" officeooo:rsid="000660dc" officeooo:paragraph-rsid="000660dc" style:font-size-asian="11pt" style:font-size-complex="11pt"/>
    </style:style>
    <style:style style:name="P7" style:family="paragraph" style:parent-style-name="Preformatted_20_Text">
      <style:paragraph-properties fo:text-align="start" style:justify-single-word="false"/>
      <style:text-properties fo:color="#000000" style:font-name="DejaVu Sans Mono" fo:font-size="11pt" style:font-size-asian="11pt" style:font-size-complex="11pt"/>
    </style:style>
    <style:style style:name="P8" style:family="paragraph" style:parent-style-name="Preformatted_20_Text">
      <style:paragraph-properties fo:text-align="start" style:justify-single-word="false"/>
      <style:text-properties fo:color="#000000" style:font-name="DejaVu Sans Mono" fo:font-size="11pt" officeooo:rsid="0007ab77" officeooo:paragraph-rsid="0007ab77" style:font-size-asian="11pt" style:font-size-complex="11pt"/>
    </style:style>
    <style:style style:name="P9" style:family="paragraph" style:parent-style-name="Preformatted_20_Text">
      <style:paragraph-properties fo:text-align="start" style:justify-single-word="false"/>
      <style:text-properties fo:color="#000000" style:font-name="DejaVu Sans Mono" fo:font-size="11pt" officeooo:rsid="0007ab77" officeooo:paragraph-rsid="0008fa22" style:font-size-asian="11pt" style:font-size-complex="11pt"/>
    </style:style>
    <style:style style:name="P10" style:family="paragraph" style:parent-style-name="Preformatted_20_Text">
      <style:paragraph-properties fo:text-align="start" style:justify-single-word="false"/>
      <style:text-properties fo:color="#000000" style:font-name="DejaVu Sans Mono" fo:font-size="11pt" officeooo:rsid="0008fa22" officeooo:paragraph-rsid="0008fa22" style:font-size-asian="11pt" style:font-size-complex="11pt"/>
    </style:style>
    <style:style style:name="P11" style:family="paragraph" style:parent-style-name="Preformatted_20_Text">
      <style:paragraph-properties fo:margin-left="1.251cm" fo:margin-right="0cm" fo:text-indent="0cm" style:auto-text-indent="false"/>
      <style:text-properties style:font-name="DejaVu Sans Mono" fo:font-size="11pt" style:font-size-asian="11pt" style:font-size-complex="11pt"/>
    </style:style>
    <style:style style:name="P12" style:family="paragraph" style:parent-style-name="Preformatted_20_Text">
      <style:paragraph-properties fo:margin-left="1.251cm" fo:margin-right="0cm" fo:text-indent="0cm" style:auto-text-indent="false"/>
      <style:text-properties style:font-name="DejaVu Sans Mono" fo:font-size="11pt" officeooo:rsid="000660dc" officeooo:paragraph-rsid="000660dc" style:font-size-asian="11pt" style:font-size-complex="11pt"/>
    </style:style>
    <style:style style:name="P13" style:family="paragraph" style:parent-style-name="Preformatted_20_Text">
      <style:paragraph-properties fo:margin-left="1.251cm" fo:margin-right="0cm" fo:text-indent="0cm" style:auto-text-indent="false"/>
      <style:text-properties style:font-name="DejaVu Sans Mono" fo:font-size="11pt" officeooo:paragraph-rsid="000660dc" style:font-size-asian="11pt" style:font-size-complex="11pt"/>
    </style:style>
    <style:style style:name="P14" style:family="paragraph" style:parent-style-name="Preformatted_20_Text">
      <style:paragraph-properties fo:margin-left="0cm" fo:margin-right="0cm" fo:text-indent="0cm" style:auto-text-indent="false"/>
      <style:text-properties style:font-name="DejaVu Sans Mono" fo:font-size="11pt" style:font-size-asian="11pt" style:font-size-complex="11pt"/>
    </style:style>
    <style:style style:name="P15" style:family="paragraph" style:parent-style-name="Preformatted_20_Text">
      <style:paragraph-properties fo:margin-left="0cm" fo:margin-right="0cm" fo:text-indent="0cm" style:auto-text-indent="false"/>
      <style:text-properties style:font-name="DejaVu Sans Mono" fo:font-size="11pt" officeooo:rsid="000660dc" officeooo:paragraph-rsid="000660dc" style:font-size-asian="11pt" style:font-size-complex="11pt"/>
    </style:style>
    <style:style style:name="P16" style:family="paragraph" style:parent-style-name="Preformatted_20_Text">
      <style:paragraph-properties fo:margin-top="0cm" fo:margin-bottom="0.499cm" loext:contextual-spacing="false"/>
      <style:text-properties style:font-name="DejaVu Sans Mono" fo:font-size="11pt" style:font-size-asian="11pt" style:font-size-complex="11pt"/>
    </style:style>
    <style:style style:name="P17" style:family="paragraph" style:parent-style-name="Preformatted_20_Text">
      <style:paragraph-properties fo:text-align="start" style:justify-single-word="false" fo:break-before="page"/>
      <style:text-properties fo:color="#000000" style:font-name="DejaVu Sans Mono" fo:font-size="11pt" style:font-size-asian="11pt" style:font-size-complex="11pt"/>
    </style:style>
    <style:style style:name="P18" style:family="paragraph" style:parent-style-name="Text_20_body">
      <style:paragraph-properties fo:text-align="start" style:justify-single-word="false" fo:break-before="page"/>
      <style:text-properties fo:color="#000000" style:font-name="DejaVu Sans Mono" fo:font-size="24pt" fo:font-weight="bold" officeooo:paragraph-rsid="000cca54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60dc" style:font-weight-asian="bold" style:font-weight-complex="bold"/>
    </style:style>
    <style:style style:name="T3" style:family="text">
      <style:text-properties officeooo:rsid="000660dc"/>
    </style:style>
    <style:style style:name="T4" style:family="text">
      <style:text-properties fo:font-weight="normal" officeooo:rsid="000660dc" style:font-weight-asian="normal" style:font-weight-complex="normal"/>
    </style:style>
    <style:style style:name="T5" style:family="text">
      <style:text-properties officeooo:rsid="0008fa22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officeooo:rsid="000b4a6e" style:font-size-asian="11pt" style:font-size-complex="11pt"/>
    </style:style>
    <style:style style:name="T8" style:family="text">
      <style:text-properties fo:font-size="11pt" style:font-size-asian="11pt" style:font-weight-asian="bold" style:font-size-complex="11pt" style:font-weight-complex="bold"/>
    </style:style>
    <style:style style:name="T9" style:family="text">
      <style:text-properties fo:font-size="11pt" officeooo:rsid="000b4a6e" style:font-size-asian="11pt" style:font-weight-asian="bold" style:font-size-complex="11pt" style:font-weight-complex="bold"/>
    </style:style>
    <style:style style:name="T10" style:family="text">
      <style:text-properties fo:font-size="11pt" officeooo:rsid="000cca54" style:font-size-asian="11pt" style:font-weight-asian="bold" style:font-size-complex="11pt" style:font-weight-complex="bold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1pt" fo:font-weight="normal" officeooo:rsid="000b4a6e" style:font-size-asian="11pt" style:font-weight-asian="normal" style:font-size-complex="11pt" style:font-weight-complex="normal"/>
    </style:style>
    <style:style style:name="T13" style:family="text">
      <style:text-properties fo:font-size="11pt" fo:font-weight="normal" officeooo:rsid="000cca54" style:font-size-asian="11pt" style:font-weight-asian="normal" style:font-size-complex="11pt" style:font-weight-complex="normal"/>
    </style:style>
    <style:style style:name="T14" style:family="text">
      <style:text-properties officeooo:rsid="001106c5"/>
    </style:style>
    <style:style style:name="T15" style:family="text">
      <style:text-properties officeooo:rsid="00129139"/>
    </style:style>
    <style:style style:name="T16" style:family="text">
      <style:text-properties officeooo:rsid="0013b548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main-wrapper">
        <text:section text:style-name="Sect1" text:name="main">
          <text:section text:style-name="Sect1" text:name="Blog1">
            <text:section text:style-name="Sect1" text:name="post-body-8221670532514539735">
              <text:p text:style-name="P1">Summer of 69</text:p>
              <text:p text:style-name="P2">Bryan Adams <text:span text:style-name="T14">1984. Geschrieben zusammen mit Songwriter Jim Wallace „Jimmy quit“ und produziert mit Soundman Jody Perpick „Jody got married“ → true story. </text:span></text:p>
              <text:p text:style-name="P6">Intro: |D D <text:s text:c="2"/>| <text:s text:c="4"/>|D D <text:s text:c="2"/><text:tab/><text:tab/><text:tab/><text:tab/><text:tab/><text:tab/><text:tab/><text:span text:style-name="T16">139</text:span><text:line-break/><text:line-break/>Verse 1</text:p>
              <text:p text:style-name="P4"><text:span text:style-name="T1">D</text:span>-I got my first real six-string</text:p>
              <text:p text:style-name="P4"><text:span text:style-name="T1">A</text:span>-Bought it at the five-and-dime</text:p>
              <text:p text:style-name="P4"><text:span text:style-name="T1">D</text:span>- Played it till my fingers bled</text:p>
              <text:p text:style-name="P4"><text:span text:style-name="T1">A</text:span> -It was the summer of '69<text:line-break/><text:span text:style-name="T3">(Drum steigt ein)</text:span></text:p>
              <text:p text:style-name="P4"><text:span text:style-name="T1">D</text:span>-Me and some guys from school</text:p>
              <text:p text:style-name="P4"><text:span text:style-name="T1">A</text:span>-Had a band and we tried real hard</text:p>
              <text:p text:style-name="P4"><text:span text:style-name="T1">D</text:span> -Jimmy quit and Jody got married</text:p>
              <text:p text:style-name="P4"><text:span text:style-name="T1">A</text:span>-I shoulda known we'd never get far</text:p>
              <text:p text:style-name="P6">(Bass steigt ein)</text:p>
              <text:p text:style-name="P12"><text:line-break/>Chorus</text:p>
              <text:p text:style-name="P11"><text:span text:style-name="T1">Hm </text:span>-Oh when I -<text:span text:style-name="T1">A</text:span>- look back now</text:p>
              <text:p text:style-name="P11"><text:span text:style-name="T1">D</text:span> - That summer seemed to -<text:span text:style-name="T1">G</text:span>-last forever</text:p>
              <text:p text:style-name="P11"><text:span text:style-name="T1">Hm </text:span>- And if I -<text:span text:style-name="T1">A</text:span>-had the choice</text:p>
              <text:p text:style-name="P11"><text:span text:style-name="T1">D</text:span> -Ya I'd always -<text:span text:style-name="T1">G</text:span>-wanna be there</text:p>
              <text:p text:style-name="P11"><text:span text:style-name="T1">Hm </text:span>- Those were the -<text:span text:style-name="T1">A</text:span>- best days of my life- <text:span text:style-name="T2">|D <text:s text:c="4"/>|A <text:s text:c="3"/>|</text:span></text:p>
              <text:p text:style-name="P14"/>
              <text:p text:style-name="P15">Verse 2</text:p>
              <text:p text:style-name="P4"><text:span text:style-name="T1">D</text:span> - Ain't no use in complainin'</text:p>
              <text:p text:style-name="P4"><text:span text:style-name="T1">A</text:span> -When you got a job to do</text:p>
              <text:p text:style-name="P4"><text:span text:style-name="T1">D</text:span> -Spent my evenin's down at the drive-in</text:p>
              <text:p text:style-name="P4"><text:span text:style-name="T1">A</text:span> - <text:s/>And that's when I met you</text:p>
              <text:p text:style-name="P4"/>
              <text:p text:style-name="P12">Chorus 2</text:p>
              <text:p text:style-name="P11">Standin' on your Mama's porch</text:p>
              <text:p text:style-name="P11">You told me that you'd wait forever</text:p>
              <text:p text:style-name="P11">Oh and when you held my hand</text:p>
              <text:p text:style-name="P11">I knew that it was now or never</text:p>
              <text:p text:style-name="P13">Those were the best days of my life <text:span text:style-name="T2">D <text:s text:c="3"/>A <text:s text:c="3"/></text:span><text:span text:style-name="T4">oh yeah</text:span></text:p>
              <text:p text:style-name="P11">Back in the summer of <text:s/><text:span text:style-name="T2">D</text:span><text:span text:style-name="T3"> </text:span>'69 <text:span text:style-name="T2">A</text:span><text:span text:style-name="T3"> oooh</text:span></text:p>
              <text:p text:style-name="P4"/>
              <text:p text:style-name="P6">Bridge</text:p>
              <text:p text:style-name="P4"><text:span text:style-name="T1">F</text:span>-Man we were-<text:span text:style-name="T1">B</text:span>- killin' time</text:p>
              <text:p text:style-name="P4">We were -<text:span text:style-name="T1">C</text:span>-young and restless</text:p>
              <text:p text:style-name="P4">We -<text:span text:style-name="T1">B</text:span>- needed to unwind</text:p>
              <text:p text:style-name="P4"><text:span text:style-name="T1">F</text:span>-I guess -<text:span text:style-name="T1">B</text:span>-nothin' can last fore-<text:span text:style-name="T1">C</text:span>-ver - forever, no</text:p>
              <text:p text:style-name="P4"/>
              <text:p text:style-name="P4"><text:span text:style-name="T3">Verse 3<text:line-break/></text:span>And now the times are changin'</text:p>
              <text:p text:style-name="P4">Look at everything that's come and gone</text:p>
              <text:p text:style-name="P4">Sometimes when I play that old six-string</text:p>
              <text:p text:style-name="P4">I think about y<text:span text:style-name="T15">ou,</text:span> wonder what went wrong</text:p>
              <text:p text:style-name="P4"/>
              <text:p text:style-name="P5">Chorus 2</text:p>
              <text:p text:style-name="P4"/>
              <text:p text:style-name="P16">Back in the summer of '69 <text:s/><text:span text:style-name="T2">|D <text:s text:c="2"/>|A <text:s text:c="2"/>:|x4</text:span></text:p>
              <text:p text:style-name="P7"/>
              <text:p text:style-name="P18">Summer of 69<text:line-break/><text:span text:style-name="T6">Bryan Adam</text:span><text:span text:style-name="T7">s<text:line-break/></text:span><text:span text:style-name="T6"><text:line-break/></text:span><text:span text:style-name="T9">Intro</text:span><text:span text:style-name="T12"> (nur Gitarre, 8tel mit Betonungen wie notiert)</text:span><text:span text:style-name="T11"><text:line-break/></text:span><text:span text:style-name="T12">|D <text:s/>D <text:s text:c="3"/>| <text:s text:c="7"/>|D <text:s/>D <text:s text:c="3"/>| <text:s text:c="7"/>|<text:line-break/><text:line-break/></text:span><text:span text:style-name="T9">Verse 1</text:span><text:span text:style-name="T12"> (nur Gitarre, 8tel mit Betonungen wie notiert)<text:line-break/>|D <text:s/>D <text:s text:c="3"/>| <text:s text:c="7"/>|A <text:s/>A <text:s text:c="3"/>| <text:s text:c="7"/>|D <text:s/>D <text:s text:c="3"/>| <text:s text:c="6"/>D|A <text:s/>A <text:s text:c="3"/>| <text:s text:c="7"/>|<text:line-break/>(+Drum) <text:s text:c="55"/>(auf 2+ Bass)<text:line-break/>|D <text:s text:c="6"/>| <text:s text:c="7"/>|A <text:s text:c="6"/>| <text:s text:c="7"/>|D <text:s text:c="6"/>| <text:s text:c="7"/>|A <text:s text:c="6"/>| <text:s text:c="7"/>|<text:line-break/><text:line-break/></text:span><text:span text:style-name="T9">Chorus</text:span><text:span text:style-name="T12"><text:line-break/>|h <text:s text:c="6"/>|A <text:s text:c="6"/>|D <text:s text:c="6"/>|G <text:s text:c="6"/>|h <text:s text:c="6"/>|A <text:s text:c="6"/>|D <text:s text:c="6"/>|G <text:s text:c="6"/>|<text:line-break/>|h <text:s text:c="6"/>|A <text:s text:c="6"/>|D hook <text:s/>| <text:s text:c="7"/>|A hook <text:s/>| <text:s text:c="7"/>| <text:s text:c="5"/><text:line-break/><text:line-break/></text:span><text:span text:style-name="T9">Verse 2</text:span><text:span text:style-name="T12"><text:line-break/>|D <text:s text:c="6"/>| <text:s text:c="7"/>|A <text:s text:c="6"/>| <text:s text:c="6"/></text:span><text:span text:style-name="T13">G</text:span><text:span text:style-name="T12">|D <text:s text:c="6"/>| <text:s text:c="7"/>|A <text:s text:c="6"/>| <text:s text:c="7"/>|<text:line-break/><text:line-break/></text:span><text:span text:style-name="T9">Chorus</text:span><text:span text:style-name="T12"><text:line-break/>|h <text:s text:c="6"/>|A <text:s text:c="6"/>|D <text:s text:c="6"/>|G <text:s text:c="6"/>|h <text:s text:c="6"/>|A <text:s text:c="6"/>|D <text:s text:c="6"/>|G <text:s text:c="6"/>|<text:line-break/>|h <text:s text:c="6"/>|A <text:s text:c="6"/>|<text:line-break/></text:span><text:span text:style-name="T13">|</text:span><text:span text:style-name="T12">D hook <text:s/>| <text:s text:c="7"/>|A hook <text:s/>| <text:s text:c="7"/></text:span><text:span text:style-name="T13">|</text:span><text:span text:style-name="T12">D hook <text:s/>| <text:s text:c="7"/>|A hook <text:s/>| <text:s text:c="7"/></text:span><text:span text:style-name="T13">|<text:line-break/><text:line-break/></text:span><text:span text:style-name="T10">Bridge</text:span><text:span text:style-name="T12"><text:line-break/>|</text:span><text:span text:style-name="T13">F</text:span><text:span text:style-name="T12"> <text:s text:c="6"/>|</text:span><text:span text:style-name="T13">B</text:span><text:span text:style-name="T12"> <text:s text:c="6"/>|</text:span><text:span text:style-name="T13">C</text:span><text:span text:style-name="T12"> <text:s text:c="6"/>|</text:span><text:span text:style-name="T13">B</text:span><text:span text:style-name="T12"> <text:s text:c="6"/>|</text:span><text:span text:style-name="T13">F</text:span><text:span text:style-name="T12"> <text:s text:c="6"/>|</text:span><text:span text:style-name="T13">B</text:span><text:span text:style-name="T12"> <text:s text:c="6"/>|</text:span><text:span text:style-name="T13">C </text:span><text:span text:style-name="T12"><text:s text:c="6"/>|</text:span><text:span text:style-name="T13">C</text:span><text:span text:style-name="T12"> <text:s text:c="6"/>|<text:line-break/></text:span><text:span text:style-name="T13">|</text:span><text:span text:style-name="T12">D hook <text:s/>| <text:s text:c="7"/>|A hook <text:s/>| <text:s text:c="7"/></text:span><text:span text:style-name="T13">|</text:span><text:span text:style-name="T12">D hook <text:s/>| <text:s text:c="7"/>|A hook <text:s/>| <text:s text:c="7"/></text:span><text:span text:style-name="T13">|<text:line-break/><text:line-break/></text:span><text:span text:style-name="T9">Verse </text:span><text:span text:style-name="T10">3</text:span><text:span text:style-name="T12"><text:line-break/>|D <text:s text:c="6"/>| <text:s text:c="7"/>|A <text:s text:c="6"/>| <text:s text:c="6"/></text:span><text:span text:style-name="T13">G</text:span><text:span text:style-name="T12">|D <text:s text:c="6"/>| <text:s text:c="7"/>|A <text:s text:c="6"/>| <text:s text:c="7"/>|<text:line-break/><text:line-break/></text:span><text:span text:style-name="T9">Chorus</text:span><text:span text:style-name="T12"><text:line-break/>|h <text:s text:c="6"/>|A <text:s text:c="6"/>|D <text:s text:c="6"/>|G <text:s text:c="6"/>|h <text:s text:c="6"/>|A <text:s text:c="6"/>|D <text:s text:c="6"/>|G <text:s text:c="6"/>|<text:line-break/>|h <text:s text:c="6"/>|A <text:s text:c="6"/>|<text:line-break/></text:span><text:span text:style-name="T13">|</text:span><text:span text:style-name="T12">D hook <text:s/>| <text:s text:c="7"/>|A hook <text:s/>| <text:s text:c="7"/></text:span><text:span text:style-name="T13">|</text:span><text:span text:style-name="T12">D hook <text:s/>| <text:s text:c="7"/>|A hook <text:s/>| <text:s text:c="7"/></text:span><text:span text:style-name="T13">|<text:line-break/>(mit Gitarrensolo)<text:line-break/>|</text:span><text:span text:style-name="T12">D hook <text:s/>| <text:s text:c="7"/>|A hook <text:s/>| <text:s text:c="7"/></text:span><text:span text:style-name="T13">|</text:span><text:span text:style-name="T12">D hook <text:s/>| <text:s text:c="7"/>|A hook <text:s/>| <text:s text:c="7"/></text:span><text:span text:style-name="T13">|<text:line-break/>|</text:span><text:span text:style-name="T12">D hook <text:s/>| <text:s text:c="7"/>|A hook <text:s/>| <text:s text:c="7"/></text:span><text:span text:style-name="T13">|</text:span><text:span text:style-name="T12">D hook <text:s/>| <text:s text:c="7"/>|A hook <text:s/>| <text:s text:c="7"/></text:span><text:span text:style-name="T13">|</text:span></text:p>
              <text:p text:style-name="P3"><text:span text:style-name="T8">Schluss</text:span><text:span text:style-name="T11"><text:line-break/>D</text:span></text:p>
              <text:p text:style-name="P17"/>
              <text:p text:style-name="P10">Basstab Chorus</text:p>
              <text:p text:style-name="P8"/>
              <text:p text:style-name="P8">|--------|--------|--------|--------|</text:p>
              <text:p text:style-name="P8">|--------|--------|--------|--------|</text:p>
              <text:p text:style-name="P8">|--------|--------|--------|--------|</text:p>
              <text:p text:style-name="P8">|--------|--------|--------|---35-5-|</text:p>
              <text:p text:style-name="P8"><text:s/>1+2+3+4+ 1+2+3+4+ 1+2+3+4+ 1+2+3+4+ </text:p>
              <text:p text:style-name="P8"/>
              <text:p text:style-name="P8">Chorus<text:line-break/><text:line-break/></text:p>
              <text:p text:style-name="P8">|--------|--------|--------|--------|</text:p>
              <text:p text:style-name="P8">|--------|--------|--------|--------|</text:p>
              <text:p text:style-name="P8">|--------|------24|5-------|--------|</text:p>
              <text:p text:style-name="P8">|7-------|5-------|------2-|3-------|</text:p>
              <text:p text:style-name="P8"><text:s/>1+2+3+4+ 1+2+3+4+ 1+2+3+4+ 1+2+3+4+ <text:line-break/><text:line-break/></text:p>
              <text:p text:style-name="P8">|--------|--------|--------|--------|</text:p>
              <text:p text:style-name="P8">|--------|--------|--------|--------|</text:p>
              <text:p text:style-name="P8">|--------|------7-|5-------|--------|</text:p>
              <text:p text:style-name="P8">|7-------|5------5|-----022|3--03-5-|</text:p>
              <text:p text:style-name="P8"><text:s/>1+2+3+4+ 1+2+3+4+ 1+2+3+4+ 1+2+3+4+ </text:p>
              <text:p text:style-name="P8"/>
              <text:p text:style-name="P8">|--------|--------|--------|--------|</text:p>
              <text:p text:style-name="P8">|--------|--------|--------|--------|</text:p>
              <text:p text:style-name="P8">|--------|--------|5---<text:span text:style-name="T5">5</text:span>--<text:span text:style-name="T5">-</text:span>|<text:span text:style-name="T5">5-</text:span>--<text:span text:style-name="T5">5</text:span>---|</text:p>
              <text:p text:style-name="P8">|7-------|5-------|--------|------2-|</text:p>
              <text:p text:style-name="P8"><text:s/>1+2+3+4+ 1+2+3+4+ 1+2+3+4+ 1+2+3+4+ <text:line-break/><text:line-break/>|--------|--------|</text:p>
              <text:p text:style-name="P8">|--------|--------|</text:p>
              <text:p text:style-name="P8">|--------|--------|</text:p>
              <text:p text:style-name="P8">|<text:span text:style-name="T5">5</text:span>---<text:span text:style-name="T5">5</text:span>---|<text:span text:style-name="T5">5</text:span>---<text:span text:style-name="T5">5</text:span>---|</text:p>
              <text:p text:style-name="P9"><text:s/>1+2+3+4+ 1+2+3+4+ <text:line-break/><text:line-break/><text:span text:style-name="T5">Verse&amp;Brdige: 90% Halbe Noten <text:line-break/><text:line-break/></text:span></text:p>
              <text:p text:style-name="P7"/>
              <text:p text:style-name="P7"/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WenQuanYi Zen Hei1" style:font-family-asian="'WenQuanYi Zen Hei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WenQuanYi Zen Hei" style:font-family-asian="'WenQuanYi Zen Hei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WenQuanYi Zen Hei" style:font-family-asian="'WenQuanYi Zen Hei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2cm" fo:margin-left="1.217cm" fo:margin-right="0.998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su </meta:initial-creator>
    <meta:creation-date>2011-06-11T17:15:40</meta:creation-date>
    <meta:printed-by>ksu </meta:printed-by>
    <meta:print-date>2011-06-11T17:18:08</meta:print-date>
    <dc:date>2017-12-04T19:02:15.015070174</dc:date>
    <dc:creator>benutzer </dc:creator>
    <meta:editing-duration>PT56M33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3" meta:paragraph-count="69" meta:word-count="611" meta:character-count="3699" meta:non-whitespace-character-count="2484"/>
  </office:meta>
</office:document-meta>
</file>